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UWDOLM+Minion-Regular" svg:font-family="UWDOLM+Minion-Regular" style:font-family-generic="roman"/>
    <style:font-face style:name="HLKHIO+FranklinGothic-Book" svg:font-family="HLKHIO+FranklinGothic-Book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P2" style:parent-style-name="Standard" style:family="paragraph">
      <style:paragraph-properties style:text-autospace="none" fo:text-align="justify"/>
    </style:style>
    <style:style style:name="T3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T4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 style:text-position="super 66.6%"/>
    </style:style>
    <style:style style:name="P5" style:parent-style-name="Standard" style:family="paragraph">
      <style:paragraph-properties style:text-autospace="none" fo:text-align="justify"/>
    </style:style>
    <style:style style:name="T6" style:parent-style-name="Fonteparág.padrão" style:family="text">
      <style:text-properties style:font-name="Courier New" style:font-name-asian="UWDOLM+Minion-Regular" style:font-name-complex="UWDOLM+Minion-Regular" style:text-position="super 66.6%" fo:font-size="6pt" style:font-size-asian="6pt" style:font-size-complex="6pt"/>
    </style:style>
    <style:style style:name="T7" style:parent-style-name="Fonteparág.padrão" style:family="text">
      <style:text-properties style:font-name="Courier New" style:font-name-asian="UWDOLM+Minion-Regular" style:font-name-complex="UWDOLM+Minion-Regular" fo:font-size="6pt" style:font-size-asian="6pt" style:font-size-complex="6pt"/>
    </style:style>
    <style:style style:name="P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P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10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1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12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P13" style:parent-style-name="Standard" style:family="paragraph">
      <style:paragraph-properties style:text-autospace="none" fo:text-align="justify"/>
    </style:style>
    <style:style style:name="T14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P1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1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17" style:parent-style-name="Standard" style:family="paragraph">
      <style:paragraph-properties style:text-autospace="none" fo:text-align="justify"/>
    </style:style>
    <style:style style:name="T18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T19" style:parent-style-name="Fonteparág.padrão" style:family="text">
      <style:text-properties style:font-name="Courier New" style:font-name-asian="UWDOLM+Minion-Regular" style:font-name-complex="UWDOLM+Minion-Regular"/>
    </style:style>
    <style:style style:name="T20" style:parent-style-name="Fonteparág.padrão" style:family="text">
      <style:text-properties style:font-name="Courier New" style:font-name-asian="UWDOLM+Minion-Regular" style:font-name-complex="UWDOLM+Minion-Regular" style:text-position="sub 66.6%"/>
    </style:style>
    <style:style style:name="P21" style:parent-style-name="Standard" style:family="paragraph">
      <style:paragraph-properties style:text-autospace="none" fo:text-align="justify"/>
    </style:style>
    <style:style style:name="T22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T23" style:parent-style-name="Fonteparág.padrão" style:family="text">
      <style:text-properties style:font-name="Courier New" style:font-name-asian="UWDOLM+Minion-Regular" style:font-name-complex="UWDOLM+Minion-Regular"/>
    </style:style>
    <style:style style:name="T24" style:parent-style-name="Fonteparág.padrão" style:family="text">
      <style:text-properties style:font-name="Courier New" style:font-name-asian="UWDOLM+Minion-Regular" style:font-name-complex="UWDOLM+Minion-Regular" style:text-position="sub 66.6%"/>
    </style:style>
    <style:style style:name="P2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TableColumn28" style:family="table-column">
      <style:table-column-properties style:column-width="0.2097in" style:use-optimal-column-width="false"/>
    </style:style>
    <style:style style:name="TableColumn29" style:family="table-column">
      <style:table-column-properties style:column-width="0.2076in" style:use-optimal-column-width="false"/>
    </style:style>
    <style:style style:name="TableColumn30" style:family="table-column">
      <style:table-column-properties style:column-width="0.2083in" style:use-optimal-column-width="false"/>
    </style:style>
    <style:style style:name="TableColumn31" style:family="table-column">
      <style:table-column-properties style:column-width="0.2083in" style:use-optimal-column-width="false"/>
    </style:style>
    <style:style style:name="TableColumn32" style:family="table-column">
      <style:table-column-properties style:column-width="0.2083in" style:use-optimal-column-width="false"/>
    </style:style>
    <style:style style:name="TableColumn33" style:family="table-column">
      <style:table-column-properties style:column-width="0.2131in" style:use-optimal-column-width="false"/>
    </style:style>
    <style:style style:name="TableColumn34" style:family="table-column">
      <style:table-column-properties style:column-width="0.2083in" style:use-optimal-column-width="false"/>
    </style:style>
    <style:style style:name="TableColumn35" style:family="table-column">
      <style:table-column-properties style:column-width="0.2083in" style:use-optimal-column-width="false"/>
    </style:style>
    <style:style style:name="TableColumn36" style:family="table-column">
      <style:table-column-properties style:column-width="0.2083in" style:use-optimal-column-width="false"/>
    </style:style>
    <style:style style:name="TableColumn37" style:family="table-column">
      <style:table-column-properties style:column-width="0.2069in" style:use-optimal-column-width="false"/>
    </style:style>
    <style:style style:name="TableColumn38" style:family="table-column">
      <style:table-column-properties style:column-width="0.2083in" style:use-optimal-column-width="false"/>
    </style:style>
    <style:style style:name="TableColumn39" style:family="table-column">
      <style:table-column-properties style:column-width="0.2083in" style:use-optimal-column-width="false"/>
    </style:style>
    <style:style style:name="TableColumn40" style:family="table-column">
      <style:table-column-properties style:column-width="0.2083in" style:use-optimal-column-width="false"/>
    </style:style>
    <style:style style:name="TableColumn41" style:family="table-column">
      <style:table-column-properties style:column-width="0.2069in" style:use-optimal-column-width="false"/>
    </style:style>
    <style:style style:name="TableColumn42" style:family="table-column">
      <style:table-column-properties style:column-width="0.2083in" style:use-optimal-column-width="false"/>
    </style:style>
    <style:style style:name="TableColumn43" style:family="table-column">
      <style:table-column-properties style:column-width="0.2131in" style:use-optimal-column-width="false"/>
    </style:style>
    <style:style style:name="TableColumn44" style:family="table-column">
      <style:table-column-properties style:column-width="0.2083in" style:use-optimal-column-width="false"/>
    </style:style>
    <style:style style:name="TableColumn45" style:family="table-column">
      <style:table-column-properties style:column-width="0.2069in" style:use-optimal-column-width="false"/>
    </style:style>
    <style:style style:name="TableColumn46" style:family="table-column">
      <style:table-column-properties style:column-width="0.2083in" style:use-optimal-column-width="false"/>
    </style:style>
    <style:style style:name="TableColumn47" style:family="table-column">
      <style:table-column-properties style:column-width="0.2083in" style:use-optimal-column-width="false"/>
    </style:style>
    <style:style style:name="TableColumn48" style:family="table-column">
      <style:table-column-properties style:column-width="0.2083in" style:use-optimal-column-width="false"/>
    </style:style>
    <style:style style:name="TableColumn49" style:family="table-column">
      <style:table-column-properties style:column-width="0.2083in" style:use-optimal-column-width="false"/>
    </style:style>
    <style:style style:name="TableColumn50" style:family="table-column">
      <style:table-column-properties style:column-width="0.2083in" style:use-optimal-column-width="false"/>
    </style:style>
    <style:style style:name="TableColumn51" style:family="table-column">
      <style:table-column-properties style:column-width="0.2083in" style:use-optimal-column-width="false"/>
    </style:style>
    <style:style style:name="TableColumn52" style:family="table-column">
      <style:table-column-properties style:column-width="0.2083in" style:use-optimal-column-width="false"/>
    </style:style>
    <style:style style:name="TableColumn53" style:family="table-column">
      <style:table-column-properties style:column-width="0.2062in" style:use-optimal-column-width="false"/>
    </style:style>
    <style:style style:name="TableColumn54" style:family="table-column">
      <style:table-column-properties style:column-width="0.2131in" style:use-optimal-column-width="false"/>
    </style:style>
    <style:style style:name="TableColumn55" style:family="table-column">
      <style:table-column-properties style:column-width="0.2083in" style:use-optimal-column-width="false"/>
    </style:style>
    <style:style style:name="TableColumn56" style:family="table-column">
      <style:table-column-properties style:column-width="0.2083in" style:use-optimal-column-width="false"/>
    </style:style>
    <style:style style:name="TableColumn57" style:family="table-column">
      <style:table-column-properties style:column-width="0.2083in" style:use-optimal-column-width="false"/>
    </style:style>
    <style:style style:name="TableColumn58" style:family="table-column">
      <style:table-column-properties style:column-width="0.2083in" style:use-optimal-column-width="false"/>
    </style:style>
    <style:style style:name="TableColumn59" style:family="table-column">
      <style:table-column-properties style:column-width="0.2138in" style:use-optimal-column-width="false"/>
    </style:style>
    <style:style style:name="Table27" style:family="table">
      <style:table-properties style:width="6.6812in" fo:margin-left="-0.0034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background-color="#CCFFFF"/>
    </style:style>
    <style:style style:name="TableCell6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fo:background-color="#CCFFFF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FFFFCC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fo:background-color="#FFFFCC" style:writing-mode="lr-tb" fo:padding-top="0.0381in" fo:padding-left="0.0381in" fo:padding-bottom="0.0381in" fo:padding-right="0.0381in"/>
    </style:style>
    <style:style style:name="TableRow79" style:family="table-row">
      <style:table-row-properties style:min-row-height="0.2451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style:text-autospace="none" fo:text-align="justify"/>
    </style:style>
    <style:style style:name="T82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T83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 style:text-position="sub 66.6%"/>
    </style:style>
    <style:style style:name="TableRow84" style:family="table-row">
      <style:table-row-properties style:min-row-height="0.2451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text-position="sub 66.6%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text-position="sub 66.6%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C9211E"/>
    </style:style>
    <style:style style:name="TableCell103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color="#C9211E"/>
    </style:style>
    <style:style style:name="TableCell105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color="#C9211E"/>
    </style:style>
    <style:style style:name="TableCell107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color="#C9211E"/>
    </style:style>
    <style:style style:name="TableCell109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color="#C9211E"/>
    </style:style>
    <style:style style:name="TableCell11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color="#C9211E"/>
    </style:style>
    <style:style style:name="TableCell11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color="#C9211E"/>
    </style:style>
    <style:style style:name="TableCell11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color="#C9211E"/>
    </style:style>
    <style:style style:name="TableCell12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C9211E"/>
    </style:style>
    <style:style style:name="TableCell12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color="#C9211E"/>
    </style:style>
    <style:style style:name="TableCell12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C9211E"/>
    </style:style>
    <style:style style:name="TableCell13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color="#C9211E"/>
    </style:style>
    <style:style style:name="TableCell13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color="#C9211E"/>
    </style:style>
    <style:style style:name="TableCell13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color="#C9211E"/>
    </style:style>
    <style:style style:name="TableCell141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color="#C9211E"/>
    </style:style>
    <style:style style:name="TableCell143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color="#C9211E"/>
    </style:style>
    <style:style style:name="TableCell145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fo:background-color="#CCFFFF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style:text-autospace="none" fo:text-align="justify"/>
    </style:style>
    <style:style style:name="T169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T170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 style:text-position="sub 66.6%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fo:background-color="#CCFFFF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P237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3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3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40" style:parent-style-name="Standard" style:family="paragraph">
      <style:paragraph-properties style:text-autospace="none" fo:text-align="justify"/>
    </style:style>
    <style:style style:name="T241" style:parent-style-name="Fonteparág.padrão" style:family="text">
      <style:text-properties style:font-name="Courier New" style:font-name-asian="UWDOLM+Minion-Regular" style:font-name-complex="UWDOLM+Minion-Regular" fo:color="#833C0B"/>
    </style:style>
    <style:style style:name="T242" style:parent-style-name="Fonteparág.padrão" style:family="text">
      <style:text-properties style:font-name="Courier New" style:font-name-asian="UWDOLM+Minion-Regular" style:font-name-complex="UWDOLM+Minion-Regular" fo:color="#833C0B"/>
    </style:style>
    <style:style style:name="T243" style:parent-style-name="Fonteparág.padrão" style:family="text">
      <style:text-properties style:font-name="Courier New" style:font-name-asian="UWDOLM+Minion-Regular" style:font-name-complex="UWDOLM+Minion-Regular" fo:color="#833C0B"/>
    </style:style>
    <style:style style:name="T244" style:parent-style-name="Fonteparág.padrão" style:family="text">
      <style:text-properties style:font-name="Courier New" style:font-name-asian="UWDOLM+Minion-Regular" style:font-name-complex="UWDOLM+Minion-Regular" fo:color="#833C0B"/>
    </style:style>
    <style:style style:name="T245" style:parent-style-name="Fonteparág.padrão" style:family="text">
      <style:text-properties style:font-name="Courier New" style:font-name-asian="UWDOLM+Minion-Regular" style:font-name-complex="UWDOLM+Minion-Regular" fo:color="#833C0B"/>
    </style:style>
    <style:style style:name="P24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47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4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833C0B"/>
    </style:style>
    <style:style style:name="P24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0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2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833C0B"/>
    </style:style>
    <style:style style:name="P253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4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7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25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TableColumn261" style:family="table-column">
      <style:table-column-properties style:column-width="0.2097in" style:use-optimal-column-width="false"/>
    </style:style>
    <style:style style:name="TableColumn262" style:family="table-column">
      <style:table-column-properties style:column-width="0.2076in" style:use-optimal-column-width="false"/>
    </style:style>
    <style:style style:name="TableColumn263" style:family="table-column">
      <style:table-column-properties style:column-width="0.2083in" style:use-optimal-column-width="false"/>
    </style:style>
    <style:style style:name="TableColumn264" style:family="table-column">
      <style:table-column-properties style:column-width="0.2083in" style:use-optimal-column-width="false"/>
    </style:style>
    <style:style style:name="TableColumn265" style:family="table-column">
      <style:table-column-properties style:column-width="0.2083in" style:use-optimal-column-width="false"/>
    </style:style>
    <style:style style:name="TableColumn266" style:family="table-column">
      <style:table-column-properties style:column-width="0.2131in" style:use-optimal-column-width="false"/>
    </style:style>
    <style:style style:name="TableColumn267" style:family="table-column">
      <style:table-column-properties style:column-width="0.2083in" style:use-optimal-column-width="false"/>
    </style:style>
    <style:style style:name="TableColumn268" style:family="table-column">
      <style:table-column-properties style:column-width="0.2083in" style:use-optimal-column-width="false"/>
    </style:style>
    <style:style style:name="TableColumn269" style:family="table-column">
      <style:table-column-properties style:column-width="0.2083in" style:use-optimal-column-width="false"/>
    </style:style>
    <style:style style:name="TableColumn270" style:family="table-column">
      <style:table-column-properties style:column-width="0.2069in" style:use-optimal-column-width="false"/>
    </style:style>
    <style:style style:name="TableColumn271" style:family="table-column">
      <style:table-column-properties style:column-width="0.2083in" style:use-optimal-column-width="false"/>
    </style:style>
    <style:style style:name="TableColumn272" style:family="table-column">
      <style:table-column-properties style:column-width="0.2083in" style:use-optimal-column-width="false"/>
    </style:style>
    <style:style style:name="TableColumn273" style:family="table-column">
      <style:table-column-properties style:column-width="0.2083in" style:use-optimal-column-width="false"/>
    </style:style>
    <style:style style:name="TableColumn274" style:family="table-column">
      <style:table-column-properties style:column-width="0.2069in" style:use-optimal-column-width="false"/>
    </style:style>
    <style:style style:name="TableColumn275" style:family="table-column">
      <style:table-column-properties style:column-width="0.2083in" style:use-optimal-column-width="false"/>
    </style:style>
    <style:style style:name="TableColumn276" style:family="table-column">
      <style:table-column-properties style:column-width="0.2131in" style:use-optimal-column-width="false"/>
    </style:style>
    <style:style style:name="TableColumn277" style:family="table-column">
      <style:table-column-properties style:column-width="0.2083in" style:use-optimal-column-width="false"/>
    </style:style>
    <style:style style:name="TableColumn278" style:family="table-column">
      <style:table-column-properties style:column-width="0.2069in" style:use-optimal-column-width="false"/>
    </style:style>
    <style:style style:name="TableColumn279" style:family="table-column">
      <style:table-column-properties style:column-width="0.2083in" style:use-optimal-column-width="false"/>
    </style:style>
    <style:style style:name="TableColumn280" style:family="table-column">
      <style:table-column-properties style:column-width="0.2083in" style:use-optimal-column-width="false"/>
    </style:style>
    <style:style style:name="TableColumn281" style:family="table-column">
      <style:table-column-properties style:column-width="0.2083in" style:use-optimal-column-width="false"/>
    </style:style>
    <style:style style:name="TableColumn282" style:family="table-column">
      <style:table-column-properties style:column-width="0.2083in" style:use-optimal-column-width="false"/>
    </style:style>
    <style:style style:name="TableColumn283" style:family="table-column">
      <style:table-column-properties style:column-width="0.2083in" style:use-optimal-column-width="false"/>
    </style:style>
    <style:style style:name="TableColumn284" style:family="table-column">
      <style:table-column-properties style:column-width="0.2083in" style:use-optimal-column-width="false"/>
    </style:style>
    <style:style style:name="TableColumn285" style:family="table-column">
      <style:table-column-properties style:column-width="0.2083in" style:use-optimal-column-width="false"/>
    </style:style>
    <style:style style:name="TableColumn286" style:family="table-column">
      <style:table-column-properties style:column-width="0.2062in" style:use-optimal-column-width="false"/>
    </style:style>
    <style:style style:name="TableColumn287" style:family="table-column">
      <style:table-column-properties style:column-width="0.2131in" style:use-optimal-column-width="false"/>
    </style:style>
    <style:style style:name="TableColumn288" style:family="table-column">
      <style:table-column-properties style:column-width="0.2083in" style:use-optimal-column-width="false"/>
    </style:style>
    <style:style style:name="TableColumn289" style:family="table-column">
      <style:table-column-properties style:column-width="0.2083in" style:use-optimal-column-width="false"/>
    </style:style>
    <style:style style:name="TableColumn290" style:family="table-column">
      <style:table-column-properties style:column-width="0.2083in" style:use-optimal-column-width="false"/>
    </style:style>
    <style:style style:name="TableColumn291" style:family="table-column">
      <style:table-column-properties style:column-width="0.2083in" style:use-optimal-column-width="false"/>
    </style:style>
    <style:style style:name="TableColumn292" style:family="table-column">
      <style:table-column-properties style:column-width="0.2138in" style:use-optimal-column-width="false"/>
    </style:style>
    <style:style style:name="Table260" style:family="table">
      <style:table-properties style:width="6.6812in" fo:margin-left="-0.0034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background-color="#CCFFFF"/>
    </style:style>
    <style:style style:name="TableCell296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0.0034in solid #000000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300" style:family="table-cell">
      <style:table-cell-properties fo:border="0.0034in solid #000000" fo:background-color="#CCFFFF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fo:background-color="#FFFFCC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fo:background-color="#FFFFCC" style:writing-mode="lr-tb" fo:padding-top="0.0381in" fo:padding-left="0.0381in" fo:padding-bottom="0.0381in" fo:padding-right="0.0381in"/>
    </style:style>
    <style:style style:name="TableRow309" style:family="table-row">
      <style:table-row-properties style:min-row-height="0.2451in"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font-weight="bold" style:font-weight-asian="bold" style:font-weight-complex="bold" style:text-position="sub 66.6%"/>
    </style:style>
    <style:style style:name="TableRow312" style:family="table-row">
      <style:table-row-properties style:min-row-height="0.2451in"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Standard" style:family="paragraph">
      <style:text-properties fo:font-weight="bold" style:font-weight-asian="bold" style:font-weight-complex="bold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text-position="sub 66.6%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text-position="sub 66.6%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fo:background-color="#CCFFFF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Standard" style:family="paragraph">
      <style:paragraph-properties style:text-autospace="none" fo:text-align="center"/>
      <style:text-properties style:font-name="Courier New" style:font-name-asian="UWDOLM+Minion-Regular" style:font-name-complex="UWDOLM+Minion-Regular"/>
    </style:style>
    <style:style style:name="TableCell3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</style:style>
    <style:style style:name="TableCell3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</style:style>
    <style:style style:name="TableCell3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</style:style>
    <style:style style:name="TableCell3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Cell3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ableCell3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Cell3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font-weight="bold" style:font-weight-asian="bold" style:font-weight-complex="bold" style:text-position="sub 66.6%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weight="bold" style:font-weight-asian="bold" style:font-weight-complex="bold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none" fo:background-color="#CCFFFF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0.0034in solid #000000" fo:background-color="#CCFFFF" style:writing-mode="lr-tb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</style:style>
    <style:style style:name="P44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50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5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833C0B"/>
    </style:style>
    <style:style style:name="P452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833C0B"/>
    </style:style>
    <style:style style:name="P453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833C0B"/>
    </style:style>
    <style:style style:name="P454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833C0B"/>
    </style:style>
    <style:style style:name="P45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833C0B"/>
    </style:style>
    <style:style style:name="P45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57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5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833C0B"/>
    </style:style>
    <style:style style:name="P45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60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6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62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63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64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6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6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67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6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6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0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2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3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4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7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7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80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48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82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83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P484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8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8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87" style:parent-style-name="Standard" style:family="paragraph">
      <style:paragraph-properties style:text-autospace="none" fo:text-align="justify"/>
    </style:style>
    <style:style style:name="T488" style:parent-style-name="Fonteparág.padrão" style:family="text">
      <style:text-properties style:font-name="Courier New" style:font-name-asian="UWDOLM+Minion-Regular" style:font-name-complex="UWDOLM+Minion-Regular"/>
    </style:style>
    <style:style style:name="T489" style:parent-style-name="Fonteparág.padrão" style:family="text">
      <style:text-properties style:font-name="Courier New" style:font-name-asian="UWDOLM+Minion-Regular" style:font-name-complex="UWDOLM+Minion-Regular" style:text-position="sub 66.6%"/>
    </style:style>
    <style:style style:name="P490" style:parent-style-name="Standard" style:family="paragraph">
      <style:paragraph-properties style:text-autospace="none" fo:text-align="justify"/>
    </style:style>
    <style:style style:name="T491" style:parent-style-name="Fonteparág.padrão" style:family="text">
      <style:text-properties style:font-name="Courier New" style:font-name-asian="UWDOLM+Minion-Regular" style:font-name-complex="UWDOLM+Minion-Regular"/>
    </style:style>
    <style:style style:name="T492" style:parent-style-name="Fonteparág.padrão" style:family="text">
      <style:text-properties style:font-name="Courier New" style:font-name-asian="UWDOLM+Minion-Regular" style:font-name-complex="UWDOLM+Minion-Regular" style:text-position="sub 66.6%"/>
    </style:style>
    <style:style style:name="P493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94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9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496" style:parent-style-name="Standard" style:family="paragraph">
      <style:paragraph-properties style:text-autospace="none" fo:text-align="justify"/>
    </style:style>
    <style:style style:name="T497" style:parent-style-name="Fonteparág.padrão" style:family="text">
      <style:text-properties style:font-name="Courier New" style:font-name-asian="UWDOLM+Minion-Regular" style:font-name-complex="UWDOLM+Minion-Regular"/>
    </style:style>
    <style:style style:name="T498" style:parent-style-name="Fonteparág.padrão" style:family="text">
      <style:text-properties style:font-name="Courier New" style:font-name-asian="UWDOLM+Minion-Regular" style:font-name-complex="UWDOLM+Minion-Regular" style:text-position="sub 66.6%"/>
    </style:style>
    <style:style style:name="P49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0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2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3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4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7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0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509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 fo:color="#ED7D31"/>
    </style:style>
    <style:style style:name="P510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2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3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4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5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6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7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8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19" style:parent-style-name="Standard" style:family="paragraph">
      <style:paragraph-properties style:text-autospace="none" fo:text-align="justify"/>
      <style:text-properties style:font-name="Courier New" style:font-name-asian="HLKHIO+FranklinGothic-Book" style:font-name-complex="HLKHIO+FranklinGothic-Book" fo:font-weight="bold" style:font-weight-asian="bold" style:font-weight-complex="bold"/>
    </style:style>
    <style:style style:name="P520" style:parent-style-name="Standard" style:family="paragraph">
      <style:paragraph-properties style:text-autospace="none" fo:text-align="justify"/>
      <style:text-properties style:font-name="Courier New" style:font-name-asian="HLKHIO+FranklinGothic-Book" style:font-name-complex="HLKHIO+FranklinGothic-Book" style:font-weight-complex="bold" fo:color="#ED7D31"/>
    </style:style>
    <style:style style:name="P521" style:parent-style-name="Standard" style:family="paragraph">
      <style:paragraph-properties style:text-autospace="none" fo:text-align="justify"/>
      <style:text-properties style:font-name="Courier New" style:font-name-asian="UWDOLM+Minion-Regular" style:font-name-complex="UWDOLM+Minion-Regular"/>
    </style:style>
    <style:style style:name="P522" style:parent-style-name="Standard" style:family="paragraph">
      <style:paragraph-properties style:text-autospace="none" fo:text-align="justify"/>
    </style:style>
  </office:automatic-styles>
  <office:body>
    <office:text text:use-soft-page-breaks="true">
      <text:p text:style-name="P1">2 - Instruções: A linguagem de Máquina</text:p>
      <text:p text:style-name="P2"><text:span text:style-name="T3">2.21 Exercícios</text:span><text:span text:style-name="T4">1</text:span></text:p>
      <text:p text:style-name="P5"><text:span text:style-name="T6">1<text:s/></text:span><text:span text:style-name="T7">Contribuição de John Oliver, da Cal Poly, San Luis Obispo, com colaborações de Nicole Kaiyan (Universidade de Adelaide) e Milos Prvulovic (Georgia Tech)</text:span></text:p>
      <text:p text:style-name="P8"/>
      <text:p text:style-name="P9">O Apêndice B descreve o simulador do MIPS, que é útil para estes exercícios. Embora o simulador aceite pseudoinstruções, tente não usá-las em qualquer exercício que pedir para produzir código do MIPS. Seu objetivo deverá ser aprender o conjunto de instruções MIPS real, e se você tiver de contar instruções, sua contagem deverá refletir as instruções reais executadas, e não as pseudoinstruções.</text:p>
      <text:p text:style-name="P10">Existem alguns casos em que as pseudoinstruções precisam ser usadas (por exemplo, a instrução la quando um valor real não é conhecido durante a codificação em assembly).</text:p>
      <text:p text:style-name="P11">Em muitos casos, elas são muito convenientes e resultam em código mais legível (por exemplo, as instruções li e move. Se você decidir usar pseudoinstruções por esses motivos, por favor, acrescente uma sentença ou duas à sua solução, indicando quais pseudoinstruções usou e por quê.</text:p>
      <text:p text:style-name="P12"/>
      <text:p text:style-name="P13"><text:span text:style-name="T14">Exercício 2.10</text:span></text:p>
      <text:p text:style-name="P15">Nos problemas a seguir, a tabela de dados contém bits que representam o opcode de uma instrução. Você deverá traduzir as entradas para o código assembly e determinar que formato da instrução MIPS os bits representam.</text:p>
      <text:p text:style-name="P16"/>
      <text:p text:style-name="P17"><text:span text:style-name="T18">a.<text:s/></text:span><text:span text:style-name="T19">0000 0010 0001 0000 1000 0000 0010 0000</text:span><text:span text:style-name="T20">dois</text:span></text:p>
      <text:p text:style-name="P21"><text:span text:style-name="T22">b.<text:s/></text:span><text:span text:style-name="T23">0000 0001 0100 1011 0100 1000 0010 0010</text:span><text:span text:style-name="T24">dois</text:span></text:p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32">
            <text:p text:style-name="P62">Utilizar MIPS Reference Data Card.pd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6">
            <text:p text:style-name="P65">R Op (6 bit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6" table:number-columns-spanned="5">
            <text:p text:style-name="TableContents">Rs (5 bits)</text:p>
          </table:table-cell>
          <table:covered-table-cell/>
          <table:covered-table-cell/>
          <table:covered-table-cell/>
          <table:covered-table-cell/>
          <table:table-cell table:style-name="TableCell67" table:number-columns-spanned="5">
            <text:p text:style-name="TableContents">Rt (5 bits)</text:p>
          </table:table-cell>
          <table:covered-table-cell/>
          <table:covered-table-cell/>
          <table:covered-table-cell/>
          <table:covered-table-cell/>
          <table:table-cell table:style-name="TableCell68" table:number-columns-spanned="5">
            <text:p text:style-name="TableContents">Rd (5 bits)</text:p>
          </table:table-cell>
          <table:covered-table-cell/>
          <table:covered-table-cell/>
          <table:covered-table-cell/>
          <table:covered-table-cell/>
          <table:table-cell table:style-name="TableCell69" table:number-columns-spanned="5">
            <text:p text:style-name="TableContents">Shamt (5 bits)</text:p>
          </table:table-cell>
          <table:covered-table-cell/>
          <table:covered-table-cell/>
          <table:covered-table-cell/>
          <table:covered-table-cell/>
          <table:table-cell table:style-name="TableCell70" table:number-columns-spanned="6">
            <text:p text:style-name="TableContents">Funct (6 bit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6">
            <text:p text:style-name="TableContents">I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5">
            <text:p text:style-name="TableContents">Rs</text:p>
          </table:table-cell>
          <table:covered-table-cell/>
          <table:covered-table-cell/>
          <table:covered-table-cell/>
          <table:covered-table-cell/>
          <table:table-cell table:style-name="TableCell74" table:number-columns-spanned="5">
            <text:p text:style-name="TableContents">Rt</text:p>
          </table:table-cell>
          <table:covered-table-cell/>
          <table:covered-table-cell/>
          <table:covered-table-cell/>
          <table:covered-table-cell/>
          <table:table-cell table:style-name="TableCell75" table:number-columns-spanned="16">
            <text:p text:style-name="TableContents">Endereço (1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6">
            <text:p text:style-name="TableContents">J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8" table:number-columns-spanned="26">
            <text:p text:style-name="TableContents">Endereço (2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32">
            <text:p text:style-name="P81"><text:span text:style-name="T82">a. 0000 0010 0001 0000 1000 0000 0010 0000</text:span><text:span text:style-name="T83">do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16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 table:number-columns-spanned="1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6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5">
            <text:p text:style-name="P91"/>
          </table:table-cell>
          <table:covered-table-cell/>
          <table:covered-table-cell/>
          <table:covered-table-cell/>
          <table:covered-table-cell/>
          <table:table-cell table:style-name="TableCell92" table:number-columns-spanned="5">
            <text:p text:style-name="P93"/>
          </table:table-cell>
          <table:covered-table-cell/>
          <table:covered-table-cell/>
          <table:covered-table-cell/>
          <table:covered-table-cell/>
          <table:table-cell table:style-name="TableCell94" table:number-columns-spanned="5">
            <text:p text:style-name="P95"/>
          </table:table-cell>
          <table:covered-table-cell/>
          <table:covered-table-cell/>
          <table:covered-table-cell/>
          <table:covered-table-cell/>
          <table:table-cell table:style-name="TableCell96" table:number-columns-spanned="5">
            <text:p text:style-name="P97"/>
          </table:table-cell>
          <table:covered-table-cell/>
          <table:covered-table-cell/>
          <table:covered-table-cell/>
          <table:covered-table-cell/>
          <table:table-cell table:style-name="TableCell98" table:number-columns-spanned="6">
            <text:p text:style-name="P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TableContents"/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/>
          </table:table-cell>
          <table:table-cell table:style-name="TableCell124">
            <text:p text:style-name="TableContents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/>
          </table:table-cell>
          <table:table-cell table:style-name="TableCell135">
            <text:p text:style-name="TableContents"/>
          </table:table-cell>
          <table:table-cell table:style-name="TableCell136">
            <text:p text:style-name="TableContents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/>
          </table:table-cell>
        </table:table-row>
        <table:table-row table:style-name="TableRow149">
          <table:table-cell table:style-name="TableCell150" table:number-columns-spanned="4">
            <text:p text:style-name="P151"/>
          </table:table-cell>
          <table:covered-table-cell/>
          <table:covered-table-cell/>
          <table:covered-table-cell/>
          <table:table-cell table:style-name="TableCell152" table:number-columns-spanned="4">
            <text:p text:style-name="P153"/>
          </table:table-cell>
          <table:covered-table-cell/>
          <table:covered-table-cell/>
          <table:covered-table-cell/>
          <table:table-cell table:style-name="TableCell154" table:number-columns-spanned="4">
            <text:p text:style-name="P155"/>
          </table:table-cell>
          <table:covered-table-cell/>
          <table:covered-table-cell/>
          <table:covered-table-cell/>
          <table:table-cell table:style-name="TableCell156" table:number-columns-spanned="4">
            <text:p text:style-name="P157"/>
          </table:table-cell>
          <table:covered-table-cell/>
          <table:covered-table-cell/>
          <table:covered-table-cell/>
          <table:table-cell table:style-name="TableCell158" table:number-columns-spanned="4">
            <text:p text:style-name="P159"/>
          </table:table-cell>
          <table:covered-table-cell/>
          <table:covered-table-cell/>
          <table:covered-table-cell/>
          <table:table-cell table:style-name="TableCell160" table:number-columns-spanned="4">
            <text:p text:style-name="P161"/>
          </table:table-cell>
          <table:covered-table-cell/>
          <table:covered-table-cell/>
          <table:covered-table-cell/>
          <table:table-cell table:style-name="TableCell162" table:number-columns-spanned="4">
            <text:p text:style-name="P163"/>
          </table:table-cell>
          <table:covered-table-cell/>
          <table:covered-table-cell/>
          <table:covered-table-cell/>
          <table:table-cell table:style-name="TableCell164" table:number-columns-spanned="4">
            <text:p text:style-name="P165"/>
          </table:table-cell>
          <table:covered-table-cell/>
          <table:covered-table-cell/>
          <table:covered-table-cell/>
        </table:table-row>
        <table:table-row table:style-name="TableRow166">
          <table:table-cell table:style-name="TableCell167" table:number-columns-spanned="32">
            <text:p text:style-name="P168"><text:span text:style-name="T169">b. 0000 0001 0100 1011 0100 1000 0010 0010</text:span><text:span text:style-name="T170">do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 table:number-columns-spanned="1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3" table:number-columns-spanned="1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6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77" table:number-columns-spanned="5">
            <text:p text:style-name="P178"/>
          </table:table-cell>
          <table:covered-table-cell/>
          <table:covered-table-cell/>
          <table:covered-table-cell/>
          <table:covered-table-cell/>
          <table:table-cell table:style-name="TableCell179" table:number-columns-spanned="5">
            <text:p text:style-name="P180"/>
          </table:table-cell>
          <table:covered-table-cell/>
          <table:covered-table-cell/>
          <table:covered-table-cell/>
          <table:covered-table-cell/>
          <table:table-cell table:style-name="TableCell181" table:number-columns-spanned="5">
            <text:p text:style-name="P182"/>
          </table:table-cell>
          <table:covered-table-cell/>
          <table:covered-table-cell/>
          <table:covered-table-cell/>
          <table:covered-table-cell/>
          <table:table-cell table:style-name="TableCell183" table:number-columns-spanned="5">
            <text:p text:style-name="P184"/>
          </table:table-cell>
          <table:covered-table-cell/>
          <table:covered-table-cell/>
          <table:covered-table-cell/>
          <table:covered-table-cell/>
          <table:table-cell table:style-name="TableCell185" table:number-columns-spanned="6">
            <text:p text:style-name="P18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7">
          <table:table-cell table:style-name="TableCell188">
            <text:p text:style-name="TableContents"/>
          </table:table-cell>
          <table:table-cell table:style-name="TableCell189">
            <text:p text:style-name="TableContents"/>
          </table:table-cell>
          <table:table-cell table:style-name="TableCell190">
            <text:p text:style-name="TableContents"/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  <table:table-cell table:style-name="TableCell193">
            <text:p text:style-name="TableContents"/>
          </table:table-cell>
          <table:table-cell table:style-name="TableCell194">
            <text:p text:style-name="TableContents"/>
          </table:table-cell>
          <table:table-cell table:style-name="TableCell195">
            <text:p text:style-name="TableContents"/>
          </table:table-cell>
          <table:table-cell table:style-name="TableCell196">
            <text:p text:style-name="TableContents"/>
          </table:table-cell>
          <table:table-cell table:style-name="TableCell197">
            <text:p text:style-name="TableContents"/>
          </table:table-cell>
          <table:table-cell table:style-name="TableCell198">
            <text:p text:style-name="TableContents"/>
          </table:table-cell>
          <table:table-cell table:style-name="TableCell199">
            <text:p text:style-name="TableContents"/>
          </table:table-cell>
          <table:table-cell table:style-name="TableCell200">
            <text:p text:style-name="TableContents"/>
          </table:table-cell>
          <table:table-cell table:style-name="TableCell201">
            <text:p text:style-name="TableContents"/>
          </table:table-cell>
          <table:table-cell table:style-name="TableCell202">
            <text:p text:style-name="TableContents"/>
          </table:table-cell>
          <table:table-cell table:style-name="TableCell203">
            <text:p text:style-name="TableContents"/>
          </table:table-cell>
          <table:table-cell table:style-name="TableCell204">
            <text:p text:style-name="TableContents"/>
          </table:table-cell>
          <table:table-cell table:style-name="TableCell205">
            <text:p text:style-name="TableContents"/>
          </table:table-cell>
          <table:table-cell table:style-name="TableCell206">
            <text:p text:style-name="TableContents"/>
          </table:table-cell>
          <table:table-cell table:style-name="TableCell207">
            <text:p text:style-name="TableContents"/>
          </table:table-cell>
          <table:table-cell table:style-name="TableCell208">
            <text:p text:style-name="TableContents"/>
          </table:table-cell>
          <table:table-cell table:style-name="TableCell209">
            <text:p text:style-name="TableContents"/>
          </table:table-cell>
          <table:table-cell table:style-name="TableCell210">
            <text:p text:style-name="TableContents"/>
          </table:table-cell>
          <table:table-cell table:style-name="TableCell211">
            <text:p text:style-name="TableContents"/>
          </table:table-cell>
          <table:table-cell table:style-name="TableCell212">
            <text:p text:style-name="TableContents"/>
          </table:table-cell>
          <table:table-cell table:style-name="TableCell213">
            <text:p text:style-name="TableContents"/>
          </table:table-cell>
          <table:table-cell table:style-name="TableCell214">
            <text:p text:style-name="TableContents"/>
          </table:table-cell>
          <table:table-cell table:style-name="TableCell215">
            <text:p text:style-name="TableContents"/>
          </table:table-cell>
          <table:table-cell table:style-name="TableCell216">
            <text:p text:style-name="TableContents"/>
          </table:table-cell>
          <table:table-cell table:style-name="TableCell217">
            <text:p text:style-name="TableContents"/>
          </table:table-cell>
          <table:table-cell table:style-name="TableCell218">
            <text:p text:style-name="TableContents"/>
          </table:table-cell>
          <table:table-cell table:style-name="TableCell219">
            <text:p text:style-name="TableContents"/>
          </table:table-cell>
        </table:table-row>
        <table:table-row table:style-name="TableRow220">
          <table:table-cell table:style-name="TableCell221" table:number-columns-spanned="4">
            <text:p text:style-name="P222"/>
          </table:table-cell>
          <table:covered-table-cell/>
          <table:covered-table-cell/>
          <table:covered-table-cell/>
          <table:table-cell table:style-name="TableCell223" table:number-columns-spanned="4">
            <text:p text:style-name="P224"/>
          </table:table-cell>
          <table:covered-table-cell/>
          <table:covered-table-cell/>
          <table:covered-table-cell/>
          <table:table-cell table:style-name="TableCell225" table:number-columns-spanned="4">
            <text:p text:style-name="P226"/>
          </table:table-cell>
          <table:covered-table-cell/>
          <table:covered-table-cell/>
          <table:covered-table-cell/>
          <table:table-cell table:style-name="TableCell227" table:number-columns-spanned="4">
            <text:p text:style-name="P228"/>
          </table:table-cell>
          <table:covered-table-cell/>
          <table:covered-table-cell/>
          <table:covered-table-cell/>
          <table:table-cell table:style-name="TableCell229" table:number-columns-spanned="4">
            <text:p text:style-name="P230"/>
          </table:table-cell>
          <table:covered-table-cell/>
          <table:covered-table-cell/>
          <table:covered-table-cell/>
          <table:table-cell table:style-name="TableCell231" table:number-columns-spanned="4">
            <text:p text:style-name="P232"/>
          </table:table-cell>
          <table:covered-table-cell/>
          <table:covered-table-cell/>
          <table:covered-table-cell/>
          <table:table-cell table:style-name="TableCell233" table:number-columns-spanned="4">
            <text:p text:style-name="P234"/>
          </table:table-cell>
          <table:covered-table-cell/>
          <table:covered-table-cell/>
          <table:covered-table-cell/>
          <table:table-cell table:style-name="TableCell235" table:number-columns-spanned="4">
            <text:p text:style-name="P236"/>
          </table:table-cell>
          <table:covered-table-cell/>
          <table:covered-table-cell/>
          <table:covered-table-cell/>
        </table:table-row>
      </table:table>
      <text:p text:style-name="P237"/>
      <text:p text:style-name="P238"/>
      <text:p text:style-name="P239">2.10.1 [5] &lt;2.5&gt; Para essas entradas binárias, que instrução elas representam?</text:p>
      <text:soft-page-break/>
      <text:p text:style-name="P240"><text:span text:style-name="T241">A</text:span><text:span text:style-name="T242"><text:s/>a entrada binaria<text:s/></text:span><text:span text:style-name="T243">so item a</text:span><text:span text:style-name="T244"><text:s/>representa uma adição (add).</text:span><text:span text:style-name="T245"><text:s/>Por outro lado, a entrada binaria do item b representa uma subtração (sub).</text:span></text:p>
      <text:p text:style-name="P246"/>
      <text:p text:style-name="P247">2.10.2 [5] &lt;2.5&gt; Que tipo de instrução (tipo I, tipo R) as mesmas entradas binárias representam?</text:p>
      <text:p text:style-name="P248">Elas representam o tipo de instrução R.</text:p>
      <text:p text:style-name="P249"/>
      <text:p text:style-name="P250">2.10.3 [5] &lt;2.4, 2.5&gt; Se as entradas binárias anteriores fossem bits de dados, que número elas representariam em hexadecimal?</text:p>
      <text:p text:style-name="P251">A instrução do item a em hexadecimal ficaria:</text:p>
      <text:p text:style-name="P252">01084010 e<text:s/>014B4822, respectivamente.</text:p>
      <text:p text:style-name="P253"/>
      <text:p text:style-name="P254">Nos problemas a seguir, a tabela de dados contém instruções MIPS. Você deverá traduzir as entradas para os bits do opcode e determinar qual é o formato da instrução MIPS.</text:p>
      <text:p text:style-name="P255"/>
      <text:p text:style-name="P256">a. addi $t0 ,$t0 ,0</text:p>
      <text:p text:style-name="P257">b. sw $t1, 32($t2)</text:p>
      <text:p text:style-name="P258"/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 table:number-columns-spanned="6">
            <text:p text:style-name="P295">R Op (6 bit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96" table:number-columns-spanned="5">
            <text:p text:style-name="TableContents">Rs (5 bits)</text:p>
          </table:table-cell>
          <table:covered-table-cell/>
          <table:covered-table-cell/>
          <table:covered-table-cell/>
          <table:covered-table-cell/>
          <table:table-cell table:style-name="TableCell297" table:number-columns-spanned="5">
            <text:p text:style-name="TableContents">Rt (5 bits)</text:p>
          </table:table-cell>
          <table:covered-table-cell/>
          <table:covered-table-cell/>
          <table:covered-table-cell/>
          <table:covered-table-cell/>
          <table:table-cell table:style-name="TableCell298" table:number-columns-spanned="5">
            <text:p text:style-name="TableContents">Rd (5 bits)</text:p>
          </table:table-cell>
          <table:covered-table-cell/>
          <table:covered-table-cell/>
          <table:covered-table-cell/>
          <table:covered-table-cell/>
          <table:table-cell table:style-name="TableCell299" table:number-columns-spanned="5">
            <text:p text:style-name="TableContents">Shamt (5 bits)</text:p>
          </table:table-cell>
          <table:covered-table-cell/>
          <table:covered-table-cell/>
          <table:covered-table-cell/>
          <table:covered-table-cell/>
          <table:table-cell table:style-name="TableCell300" table:number-columns-spanned="6">
            <text:p text:style-name="TableContents">Funct (6 bit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1">
          <table:table-cell table:style-name="TableCell302" table:number-columns-spanned="6">
            <text:p text:style-name="TableContents">I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03" table:number-columns-spanned="5">
            <text:p text:style-name="TableContents">Rs</text:p>
          </table:table-cell>
          <table:covered-table-cell/>
          <table:covered-table-cell/>
          <table:covered-table-cell/>
          <table:covered-table-cell/>
          <table:table-cell table:style-name="TableCell304" table:number-columns-spanned="5">
            <text:p text:style-name="TableContents">Rt</text:p>
          </table:table-cell>
          <table:covered-table-cell/>
          <table:covered-table-cell/>
          <table:covered-table-cell/>
          <table:covered-table-cell/>
          <table:table-cell table:style-name="TableCell305" table:number-columns-spanned="16">
            <text:p text:style-name="TableContents">Endereço (1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6">
          <table:table-cell table:style-name="TableCell307" table:number-columns-spanned="6">
            <text:p text:style-name="TableContents">J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08" table:number-columns-spanned="26">
            <text:p text:style-name="TableContents">Endereço (2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9">
          <table:table-cell table:style-name="TableCell310" table:number-columns-spanned="32">
            <text:p text:style-name="P3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2">
          <table:table-cell table:style-name="TableCell313" table:number-columns-spanned="16">
            <text:p text:style-name="P314">a. addi $t0 ,$t0 ,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5" table:number-columns-spanned="1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6">
          <table:table-cell table:style-name="TableCell317" table:number-columns-spanned="6">
            <text:p text:style-name="P31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19" table:number-columns-spanned="5">
            <text:p text:style-name="P320"/>
          </table:table-cell>
          <table:covered-table-cell/>
          <table:covered-table-cell/>
          <table:covered-table-cell/>
          <table:covered-table-cell/>
          <table:table-cell table:style-name="TableCell321" table:number-columns-spanned="5">
            <text:p text:style-name="P322"/>
          </table:table-cell>
          <table:covered-table-cell/>
          <table:covered-table-cell/>
          <table:covered-table-cell/>
          <table:covered-table-cell/>
          <table:table-cell table:style-name="TableCell323" table:number-columns-spanned="5">
            <text:p text:style-name="P324"/>
          </table:table-cell>
          <table:covered-table-cell/>
          <table:covered-table-cell/>
          <table:covered-table-cell/>
          <table:covered-table-cell/>
          <table:table-cell table:style-name="TableCell325" table:number-columns-spanned="5">
            <text:p text:style-name="P326"/>
          </table:table-cell>
          <table:covered-table-cell/>
          <table:covered-table-cell/>
          <table:covered-table-cell/>
          <table:covered-table-cell/>
          <table:table-cell table:style-name="TableCell327" table:number-columns-spanned="6">
            <text:p text:style-name="P3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9">
          <table:table-cell table:style-name="TableCell330">
            <text:p text:style-name="TableContents"/>
          </table:table-cell>
          <table:table-cell table:style-name="TableCell331">
            <text:p text:style-name="TableContents"/>
          </table:table-cell>
          <table:table-cell table:style-name="TableCell332">
            <text:p text:style-name="TableContents"/>
          </table:table-cell>
          <table:table-cell table:style-name="TableCell333">
            <text:p text:style-name="TableContents"/>
          </table:table-cell>
          <table:table-cell table:style-name="TableCell334">
            <text:p text:style-name="TableContents"/>
          </table:table-cell>
          <table:table-cell table:style-name="TableCell335">
            <text:p text:style-name="TableContents"/>
          </table:table-cell>
          <table:table-cell table:style-name="TableCell336">
            <text:p text:style-name="TableContents"/>
          </table:table-cell>
          <table:table-cell table:style-name="TableCell337">
            <text:p text:style-name="TableContents"/>
          </table:table-cell>
          <table:table-cell table:style-name="TableCell338">
            <text:p text:style-name="TableContents"/>
          </table:table-cell>
          <table:table-cell table:style-name="TableCell339">
            <text:p text:style-name="TableContents"/>
          </table:table-cell>
          <table:table-cell table:style-name="TableCell340">
            <text:p text:style-name="TableContents"/>
          </table:table-cell>
          <table:table-cell table:style-name="TableCell341">
            <text:p text:style-name="TableContents"/>
          </table:table-cell>
          <table:table-cell table:style-name="TableCell342">
            <text:p text:style-name="TableContents"/>
          </table:table-cell>
          <table:table-cell table:style-name="TableCell343">
            <text:p text:style-name="TableContents"/>
          </table:table-cell>
          <table:table-cell table:style-name="TableCell344">
            <text:p text:style-name="TableContents"/>
          </table:table-cell>
          <table:table-cell table:style-name="TableCell345">
            <text:p text:style-name="TableContents"/>
          </table:table-cell>
          <table:table-cell table:style-name="TableCell346">
            <text:p text:style-name="TableContents"/>
          </table:table-cell>
          <table:table-cell table:style-name="TableCell347">
            <text:p text:style-name="TableContents"/>
          </table:table-cell>
          <table:table-cell table:style-name="TableCell348">
            <text:p text:style-name="TableContents"/>
          </table:table-cell>
          <table:table-cell table:style-name="TableCell349">
            <text:p text:style-name="TableContents"/>
          </table:table-cell>
          <table:table-cell table:style-name="TableCell350">
            <text:p text:style-name="TableContents"/>
          </table:table-cell>
          <table:table-cell table:style-name="TableCell351">
            <text:p text:style-name="TableContents"/>
          </table:table-cell>
          <table:table-cell table:style-name="TableCell352">
            <text:p text:style-name="TableContents"/>
          </table:table-cell>
          <table:table-cell table:style-name="TableCell353">
            <text:p text:style-name="TableContents"/>
          </table:table-cell>
          <table:table-cell table:style-name="TableCell354">
            <text:p text:style-name="TableContents"/>
          </table:table-cell>
          <table:table-cell table:style-name="TableCell355">
            <text:p text:style-name="TableContents"/>
          </table:table-cell>
          <table:table-cell table:style-name="TableCell356">
            <text:p text:style-name="TableContents"/>
          </table:table-cell>
          <table:table-cell table:style-name="TableCell357">
            <text:p text:style-name="TableContents"/>
          </table:table-cell>
          <table:table-cell table:style-name="TableCell358">
            <text:p text:style-name="TableContents"/>
          </table:table-cell>
          <table:table-cell table:style-name="TableCell359">
            <text:p text:style-name="TableContents"/>
          </table:table-cell>
          <table:table-cell table:style-name="TableCell360">
            <text:p text:style-name="TableContents"/>
          </table:table-cell>
          <table:table-cell table:style-name="TableCell361">
            <text:p text:style-name="TableContents"/>
          </table:table-cell>
        </table:table-row>
        <table:table-row table:style-name="TableRow362">
          <table:table-cell table:style-name="TableCell363" table:number-columns-spanned="4">
            <text:p text:style-name="P364"/>
          </table:table-cell>
          <table:covered-table-cell/>
          <table:covered-table-cell/>
          <table:covered-table-cell/>
          <table:table-cell table:style-name="TableCell365" table:number-columns-spanned="4">
            <text:p text:style-name="P366"/>
          </table:table-cell>
          <table:covered-table-cell/>
          <table:covered-table-cell/>
          <table:covered-table-cell/>
          <table:table-cell table:style-name="TableCell367" table:number-columns-spanned="4">
            <text:p text:style-name="P368"/>
          </table:table-cell>
          <table:covered-table-cell/>
          <table:covered-table-cell/>
          <table:covered-table-cell/>
          <table:table-cell table:style-name="TableCell369" table:number-columns-spanned="4">
            <text:p text:style-name="P370"/>
          </table:table-cell>
          <table:covered-table-cell/>
          <table:covered-table-cell/>
          <table:covered-table-cell/>
          <table:table-cell table:style-name="TableCell371" table:number-columns-spanned="4">
            <text:p text:style-name="P372"/>
          </table:table-cell>
          <table:covered-table-cell/>
          <table:covered-table-cell/>
          <table:covered-table-cell/>
          <table:table-cell table:style-name="TableCell373" table:number-columns-spanned="4">
            <text:p text:style-name="P374"/>
          </table:table-cell>
          <table:covered-table-cell/>
          <table:covered-table-cell/>
          <table:covered-table-cell/>
          <table:table-cell table:style-name="TableCell375" table:number-columns-spanned="4">
            <text:p text:style-name="P376"/>
          </table:table-cell>
          <table:covered-table-cell/>
          <table:covered-table-cell/>
          <table:covered-table-cell/>
          <table:table-cell table:style-name="TableCell377" table:number-columns-spanned="4">
            <text:p text:style-name="P378"/>
          </table:table-cell>
          <table:covered-table-cell/>
          <table:covered-table-cell/>
          <table:covered-table-cell/>
        </table:table-row>
        <table:table-row table:style-name="TableRow379">
          <table:table-cell table:style-name="TableCell380" table:number-columns-spanned="32">
            <text:p text:style-name="P3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2">
          <table:table-cell table:style-name="TableCell383" table:number-columns-spanned="16">
            <text:p text:style-name="P384">b. sw $t1, 32($t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5" table:number-columns-spanned="1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6">
          <table:table-cell table:style-name="TableCell387" table:number-columns-spanned="6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89" table:number-columns-spanned="5">
            <text:p text:style-name="P390"/>
          </table:table-cell>
          <table:covered-table-cell/>
          <table:covered-table-cell/>
          <table:covered-table-cell/>
          <table:covered-table-cell/>
          <table:table-cell table:style-name="TableCell391" table:number-columns-spanned="5">
            <text:p text:style-name="P392"/>
          </table:table-cell>
          <table:covered-table-cell/>
          <table:covered-table-cell/>
          <table:covered-table-cell/>
          <table:covered-table-cell/>
          <table:table-cell table:style-name="TableCell393" table:number-columns-spanned="5">
            <text:p text:style-name="P394"/>
          </table:table-cell>
          <table:covered-table-cell/>
          <table:covered-table-cell/>
          <table:covered-table-cell/>
          <table:covered-table-cell/>
          <table:table-cell table:style-name="TableCell395" table:number-columns-spanned="5">
            <text:p text:style-name="P396"/>
          </table:table-cell>
          <table:covered-table-cell/>
          <table:covered-table-cell/>
          <table:covered-table-cell/>
          <table:covered-table-cell/>
          <table:table-cell table:style-name="TableCell397" table:number-columns-spanned="6">
            <text:p text:style-name="P39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9">
          <table:table-cell table:style-name="TableCell400">
            <text:p text:style-name="TableContents"/>
          </table:table-cell>
          <table:table-cell table:style-name="TableCell401">
            <text:p text:style-name="TableContents"/>
          </table:table-cell>
          <table:table-cell table:style-name="TableCell402">
            <text:p text:style-name="TableContents"/>
          </table:table-cell>
          <table:table-cell table:style-name="TableCell403">
            <text:p text:style-name="TableContents"/>
          </table:table-cell>
          <table:table-cell table:style-name="TableCell404">
            <text:p text:style-name="TableContents"/>
          </table:table-cell>
          <table:table-cell table:style-name="TableCell405">
            <text:p text:style-name="TableContents"/>
          </table:table-cell>
          <table:table-cell table:style-name="TableCell406">
            <text:p text:style-name="TableContents"/>
          </table:table-cell>
          <table:table-cell table:style-name="TableCell407">
            <text:p text:style-name="TableContents"/>
          </table:table-cell>
          <table:table-cell table:style-name="TableCell408">
            <text:p text:style-name="TableContents"/>
          </table:table-cell>
          <table:table-cell table:style-name="TableCell409">
            <text:p text:style-name="TableContents"/>
          </table:table-cell>
          <table:table-cell table:style-name="TableCell410">
            <text:p text:style-name="TableContents"/>
          </table:table-cell>
          <table:table-cell table:style-name="TableCell411">
            <text:p text:style-name="TableContents"/>
          </table:table-cell>
          <table:table-cell table:style-name="TableCell412">
            <text:p text:style-name="TableContents"/>
          </table:table-cell>
          <table:table-cell table:style-name="TableCell413">
            <text:p text:style-name="TableContents"/>
          </table:table-cell>
          <table:table-cell table:style-name="TableCell414">
            <text:p text:style-name="TableContents"/>
          </table:table-cell>
          <table:table-cell table:style-name="TableCell415">
            <text:p text:style-name="TableContents"/>
          </table:table-cell>
          <table:table-cell table:style-name="TableCell416">
            <text:p text:style-name="TableContents"/>
          </table:table-cell>
          <table:table-cell table:style-name="TableCell417">
            <text:p text:style-name="TableContents"/>
          </table:table-cell>
          <table:table-cell table:style-name="TableCell418">
            <text:p text:style-name="TableContents"/>
          </table:table-cell>
          <table:table-cell table:style-name="TableCell419">
            <text:p text:style-name="TableContents"/>
          </table:table-cell>
          <table:table-cell table:style-name="TableCell420">
            <text:p text:style-name="TableContents"/>
          </table:table-cell>
          <table:table-cell table:style-name="TableCell421">
            <text:p text:style-name="TableContents"/>
          </table:table-cell>
          <table:table-cell table:style-name="TableCell422">
            <text:p text:style-name="TableContents"/>
          </table:table-cell>
          <table:table-cell table:style-name="TableCell423">
            <text:p text:style-name="TableContents"/>
          </table:table-cell>
          <table:table-cell table:style-name="TableCell424">
            <text:p text:style-name="TableContents"/>
          </table:table-cell>
          <table:table-cell table:style-name="TableCell425">
            <text:p text:style-name="TableContents"/>
          </table:table-cell>
          <table:table-cell table:style-name="TableCell426">
            <text:p text:style-name="TableContents"/>
          </table:table-cell>
          <table:table-cell table:style-name="TableCell427">
            <text:p text:style-name="TableContents"/>
          </table:table-cell>
          <table:table-cell table:style-name="TableCell428">
            <text:p text:style-name="TableContents"/>
          </table:table-cell>
          <table:table-cell table:style-name="TableCell429">
            <text:p text:style-name="TableContents"/>
          </table:table-cell>
          <table:table-cell table:style-name="TableCell430">
            <text:p text:style-name="TableContents"/>
          </table:table-cell>
          <table:table-cell table:style-name="TableCell431">
            <text:p text:style-name="TableContents"/>
          </table:table-cell>
        </table:table-row>
        <table:table-row table:style-name="TableRow432">
          <table:table-cell table:style-name="TableCell433" table:number-columns-spanned="4">
            <text:p text:style-name="P434"/>
          </table:table-cell>
          <table:covered-table-cell/>
          <table:covered-table-cell/>
          <table:covered-table-cell/>
          <table:table-cell table:style-name="TableCell435" table:number-columns-spanned="4">
            <text:p text:style-name="P436"/>
          </table:table-cell>
          <table:covered-table-cell/>
          <table:covered-table-cell/>
          <table:covered-table-cell/>
          <table:table-cell table:style-name="TableCell437" table:number-columns-spanned="4">
            <text:p text:style-name="P438"/>
          </table:table-cell>
          <table:covered-table-cell/>
          <table:covered-table-cell/>
          <table:covered-table-cell/>
          <table:table-cell table:style-name="TableCell439" table:number-columns-spanned="4">
            <text:p text:style-name="P440"/>
          </table:table-cell>
          <table:covered-table-cell/>
          <table:covered-table-cell/>
          <table:covered-table-cell/>
          <table:table-cell table:style-name="TableCell441" table:number-columns-spanned="4">
            <text:p text:style-name="P442"/>
          </table:table-cell>
          <table:covered-table-cell/>
          <table:covered-table-cell/>
          <table:covered-table-cell/>
          <table:table-cell table:style-name="TableCell443" table:number-columns-spanned="4">
            <text:p text:style-name="P444"/>
          </table:table-cell>
          <table:covered-table-cell/>
          <table:covered-table-cell/>
          <table:covered-table-cell/>
          <table:table-cell table:style-name="TableCell445" table:number-columns-spanned="4">
            <text:p text:style-name="P446"/>
          </table:table-cell>
          <table:covered-table-cell/>
          <table:covered-table-cell/>
          <table:covered-table-cell/>
          <table:table-cell table:style-name="TableCell447" table:number-columns-spanned="4">
            <text:p text:style-name="P448"/>
          </table:table-cell>
          <table:covered-table-cell/>
          <table:covered-table-cell/>
          <table:covered-table-cell/>
        </table:table-row>
      </table:table>
      <text:p text:style-name="P449"/>
      <text:p text:style-name="P450">2.10.4 [5] &lt;2.4, 2.5&gt; Mostre a representação hexadecimal dessas instruções.</text:p>
      <text:p text:style-name="P451">001000<text:s/>01000 01000 0000000000000000</text:p>
      <text:p text:style-name="P452">82080000</text:p>
      <text:p text:style-name="P453"/>
      <text:p text:style-name="P454">101011 01010 01001 0000000000100000</text:p>
      <text:p text:style-name="P455">AD490020</text:p>
      <text:p text:style-name="P456"/>
      <text:p text:style-name="P457">2.10.5 [5] &lt;2.5&gt; Que tipo (tipo I, tipo R) essas instruções representam?</text:p>
      <text:p text:style-name="P458">Essas instruções são do tipo I pois utilizam valor imediato.</text:p>
      <text:p text:style-name="P459"/>
      <text:p text:style-name="P460">2.10.6 [5] &lt;2.5&gt; Qual é a representação binária e hexadecimal dos<text:s/><text:soft-page-break/>campos opcode, Rs e Rt nessa instrução? Para as instruções de tipo R, qual é a representação hexadecimal dos campos Rd e funct? Para as instruções de tipo I, qual é a representação hexadecimal do campo imediato?</text:p>
      <text:p text:style-name="P461">Na instrução do item a<text:s/>do tipo I<text:s/>temos:</text:p>
      <text:p text:style-name="P462">Opcode: 001000(bin) ou 8(hex)</text:p>
      <text:p text:style-name="P463">Rs: 01000(bin) ou 8(hex)</text:p>
      <text:p text:style-name="P464">Rt: 01000(bin) ou 8(hex)</text:p>
      <text:p text:style-name="P465">Imediato: 0000000000000000(bin) ou 0(hex)</text:p>
      <text:p text:style-name="P466"/>
      <text:p text:style-name="P467">Na instrução do item b<text:s/>do tipo I<text:s/>temos:</text:p>
      <text:p text:style-name="P468">Opcode:<text:s/>101011(bin) ou<text:s/>2B(hex)</text:p>
      <text:p text:style-name="P469">Rs:<text:s/>01010(bin) ou<text:s/>A(hex)</text:p>
      <text:p text:style-name="P470">Rt:<text:s/>01001(bin) ou<text:s/>9(hex)</text:p>
      <text:p text:style-name="P471">Imediato: 0000000000100000(bin) ou 20(hex)</text:p>
      <text:p text:style-name="P472"/>
      <text:p text:style-name="P473"/>
      <text:p text:style-name="P474">Na instrução do item a do tipo R temos:</text:p>
      <text:p text:style-name="P475">Rd: 10000(bin) ou 10(hex)</text:p>
      <text:p text:style-name="P476">funct: 100000(bin) ou 20(hex)</text:p>
      <text:p text:style-name="P477"/>
      <text:p text:style-name="P478">Na instrução do item b do tipo R temos:</text:p>
      <text:p text:style-name="P479">Rd: 01001(bin) ou 9(hex)</text:p>
      <text:p text:style-name="P480">funct: 100010(bin) ou 22(hex)</text:p>
      <text:p text:style-name="P481"/>
      <text:p text:style-name="P482"/>
      <text:p text:style-name="P483">Exercício 2.16</text:p>
      <text:p text:style-name="P484">Para estes problemas, a tabela mantém diversos valores binários para o registrador $t0.</text:p>
      <text:p text:style-name="P485">Dado o valor de $t0, você deverá avaliar o resultado de diferentes desvios.</text:p>
      <text:p text:style-name="P486"/>
      <text:p text:style-name="P487"><text:span text:style-name="T488">a. $t0 = 0010 0100 1001 0010 0100 1001 0010 0100</text:span><text:span text:style-name="T489">dois</text:span></text:p>
      <text:p text:style-name="P490"><text:span text:style-name="T491">b. $t0 = 0101 1111 1011 1110 0100 0000 0000 0000</text:span><text:span text:style-name="T492">dois</text:span></text:p>
      <text:p text:style-name="P493"/>
      <text:p text:style-name="P494">2.16.1 [5] &lt;2.7&gt; Suponha que o registrador $t0 contenha um desses valor e $t1 tenha o valor</text:p>
      <text:p text:style-name="P495"/>
      <text:p text:style-name="P496"><text:span text:style-name="T497">$t1 = 0011 1111 1111 1000 0000 0000 0000 0000</text:span><text:span text:style-name="T498">dois</text:span></text:p>
      <text:p text:style-name="P499"/>
      <text:p text:style-name="P500">Note o resultado da execução de tais instruções em certos registradores. Qual é o valor de $t2 depois das seguintes instruções?</text:p>
      <text:p text:style-name="P501"/>
      <text:p text:style-name="P502"><text:tab/><text:tab/><text:tab/>slt $t2, $t0, $t1</text:p>
      <text:p text:style-name="P503"><text:tab/><text:tab/><text:tab/>beq $t2, $ZERO, ELSE</text:p>
      <text:p text:style-name="P504"><text:tab/><text:tab/><text:tab/>j DONE</text:p>
      <text:p text:style-name="P505">ELSE:<text:tab/>addi $t2, $0, 2</text:p>
      <text:p text:style-name="P506">DONE:</text:p>
      <text:p text:style-name="P507"/>
      <text:p text:style-name="P508">Para o valor do item a, temos que o valor de $t2 é 1.</text:p>
      <text:p text:style-name="P509">Para o valor do item b, temos que o valor de $t2 é 2.</text:p>
      <text:p text:style-name="P510"/>
      <text:p text:style-name="P511">2.16.4 [5] &lt;2.7&gt; Suponha que o registrador $t0 contenha um valor da<text:s/><text:soft-page-break/>tabela anterior.</text:p>
      <text:p text:style-name="P512">Qual é o valor de $t2 após as instruções a seguir?</text:p>
      <text:p text:style-name="P513"/>
      <text:p text:style-name="P514"><text:tab/><text:tab/><text:tab/>slt $t2, $0, $t0</text:p>
      <text:p text:style-name="P515"><text:tab/><text:tab/><text:tab/>bne $t2, $ZERO, ELSE</text:p>
      <text:p text:style-name="P516"><text:tab/><text:tab/><text:tab/>j DONE</text:p>
      <text:p text:style-name="P517">ELSE:<text:tab/>addi $t2, $t2, 2</text:p>
      <text:p text:style-name="P518">DONE:</text:p>
      <text:p text:style-name="P519"/>
      <text:p text:style-name="P520">Para o valor<text:s/>tanto<text:s/>do item a<text:s/>quanto do item<text:s/>b, temos que o valor de $t2 é 3.</text:p>
      <text:p text:style-name="P521"/>
      <text:p text:style-name="P5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UWDOLM+Minion-Regular" svg:font-family="UWDOLM+Minion-Regular" style:font-family-generic="roman"/>
    <style:font-face style:name="HLKHIO+FranklinGothic-Book" svg:font-family="HLKHIO+FranklinGothic-Book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65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o Cesar Gonçalves</meta:initial-creator>
    <dc:creator>Felipe Mendes</dc:creator>
    <meta:creation-date>2021-10-17T15:34:00Z</meta:creation-date>
    <dc:date>2021-10-17T15:34:00Z</dc:date>
    <meta:template xlink:href="Normal.dotm" xlink:type="simple"/>
    <meta:editing-cycles>2</meta:editing-cycles>
    <meta:editing-duration>PT0S</meta:editing-duration>
    <meta:document-statistic meta:page-count="4" meta:paragraph-count="9" meta:word-count="778" meta:character-count="4976" meta:row-count="35" meta:non-whitespace-character-count="4207"/>
  </office:meta>
</office:document-meta>
</file>